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35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32cm" fo:break-before="auto" style:use-optimal-row-height="true"/>
    </style:style>
    <style:style style:name="ro7" style:family="table-row">
      <style:table-row-properties style:row-height="0.866cm" fo:break-before="auto" style:use-optimal-row-height="true"/>
    </style:style>
    <style:style style:name="ro8" style:family="table-row">
      <style:table-row-properties style:row-height="1.2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2pt" fo:language="en" fo:country="ZA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razil" table:style-name="ta1">
        <table:table-column table:style-name="co1" table:number-columns-repeated="5" table:default-cell-style-name="ce4"/>
        <table:table-column table:style-name="co1" table:default-cell-style-name="Default"/>
        <table:table-column table:style-name="co1" table:number-columns-repeated="4" table:default-cell-style-name="ce4"/>
        <table:table-row table:style-name="ro1">
          <table:table-cell table:style-name="ce1" office:value-type="string" table:number-columns-spanned="10" table:number-rows-spanned="1">
            <text:p>General Statistic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2">
          <table:table-cell table:style-name="ce2" office:value-type="string" table:number-columns-spanned="5" table:number-rows-spanned="1">
            <text:p>Total row count </text:p>
          </table:table-cell>
          <table:covered-table-cell table:number-columns-repeated="4" table:style-name="Default"/>
          <table:table-cell table:style-name="ce4" office:value-type="float" office:value="43" table:number-columns-spanned="5" table:number-rows-spanned="1">
            <text:p>43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table:number-columns-spanned="5" table:number-rows-spanned="1">
            <text:p>Missing row count </text:p>
          </table:table-cell>
          <table:covered-table-cell table:number-columns-repeated="4" table:style-name="Default"/>
          <table:table-cell table:style-name="ce4" office:value-type="float" office:value="0" table:number-columns-spanned="5" table:number-rows-spanned="1">
            <text:p>0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table:number-columns-spanned="10" table:number-rows-spanned="1">
            <text:p>Field Range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3">
          <table:table-cell table:style-name="ce3" office:value-type="string">
            <text:p>Name </text:p>
          </table:table-cell>
          <table:table-cell table:style-name="ce3" office:value-type="string">
            <text:p>Class? </text:p>
          </table:table-cell>
          <table:table-cell table:style-name="ce3" office:value-type="string">
            <text:p>Complete? </text:p>
          </table:table-cell>
          <table:table-cell table:style-name="ce3" office:value-type="string">
            <text:p>Int? </text:p>
          </table:table-cell>
          <table:table-cell table:style-name="ce3" office:value-type="string" table:number-columns-spanned="2" table:number-rows-spanned="1">
            <text:p>Real? </text:p>
          </table:table-cell>
          <table:covered-table-cell/>
          <table:table-cell table:style-name="ce3" office:value-type="string">
            <text:p>Max </text:p>
          </table:table-cell>
          <table:table-cell table:style-name="ce3" office:value-type="string">
            <text:p>Min </text:p>
          </table:table-cell>
          <table:table-cell table:style-name="ce3" office:value-type="string">
            <text:p>Mean </text:p>
          </table:table-cell>
          <table:table-cell table:style-name="ce3" office:value-type="string">
            <text:p>Standard Deviation </text:p>
          </table:table-cell>
        </table:table-row>
        <table:table-row table:style-name="ro2">
          <table:table-cell office:value-type="string">
            <text:p>cash surplu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.50796">
            <text:p>1.50796</text:p>
          </table:table-cell>
          <table:table-cell office:value-type="float" office:value="-6.93011">
            <text:p>-6.93011</text:p>
          </table:table-cell>
          <table:table-cell office:value-type="float" office:value="-2.29408">
            <text:p>-2.29408</text:p>
          </table:table-cell>
          <table:table-cell office:value-type="float" office:value="1.3926">
            <text:p>1.3926</text:p>
          </table:table-cell>
        </table:table-row>
        <table:table-row table:style-name="ro3">
          <table:table-cell office:value-type="string">
            <text:p>consumer price infl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2949.68507">
            <text:p>2949.68507</text:p>
          </table:table-cell>
          <table:table-cell office:value-type="float" office:value="3.19859">
            <text:p>3.19859</text:p>
          </table:table-cell>
          <table:table-cell office:value-type="float" office:value="361.68442">
            <text:p>361.68442</text:p>
          </table:table-cell>
          <table:table-cell office:value-type="float" office:value="727.68936">
            <text:p>727.68936</text:p>
          </table:table-cell>
        </table:table-row>
        <table:table-row table:style-name="ro4">
          <table:table-cell office:value-type="string">
            <text:p>exports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6.54509">
            <text:p>16.54509</text:p>
          </table:table-cell>
          <table:table-cell office:value-type="float" office:value="-9.1259">
            <text:p>-9.1259</text:p>
          </table:table-cell>
          <table:table-cell office:value-type="float" office:value="6.38137">
            <text:p>6.38137</text:p>
          </table:table-cell>
          <table:table-cell office:value-type="float" office:value="5.6262">
            <text:p>5.6262</text:p>
          </table:table-cell>
        </table:table-row>
        <table:table-row table:style-name="ro4">
          <table:table-cell office:value-type="string">
            <text:p>import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5.83645">
            <text:p>35.83645</text:p>
          </table:table-cell>
          <table:table-cell office:value-type="float" office:value="-15.09075">
            <text:p>-15.09075</text:p>
          </table:table-cell>
          <table:table-cell office:value-type="float" office:value="9.99414">
            <text:p>9.99414</text:p>
          </table:table-cell>
          <table:table-cell office:value-type="float" office:value="11.20398">
            <text:p>11.20398</text:p>
          </table:table-cell>
        </table:table-row>
        <table:table-row table:style-name="ro4">
          <table:table-cell office:value-type="string">
            <text:p>foreign direct investment inflow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5.0844">
            <text:p>5.0844</text:p>
          </table:table-cell>
          <table:table-cell office:value-type="float" office:value="0.21409">
            <text:p>0.21409</text:p>
          </table:table-cell>
          <table:table-cell office:value-type="float" office:value="2.23964">
            <text:p>2.23964</text:p>
          </table:table-cell>
          <table:table-cell office:value-type="float" office:value="1.41268">
            <text:p>1.41268</text:p>
          </table:table-cell>
        </table:table-row>
        <table:table-row table:style-name="ro2">
          <table:table-cell office:value-type="string">
            <text:p>gross saving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21.63288">
            <text:p>21.63288</text:p>
          </table:table-cell>
          <table:table-cell office:value-type="float" office:value="12.45576">
            <text:p>12.45576</text:p>
          </table:table-cell>
          <table:table-cell office:value-type="float" office:value="17.02641">
            <text:p>17.02641</text:p>
          </table:table-cell>
          <table:table-cell office:value-type="float" office:value="2.50256">
            <text:p>2.50256</text:p>
          </table:table-cell>
        </table:table-row>
        <table:table-row table:style-name="ro3">
          <table:table-cell office:value-type="string">
            <text:p>labour particip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70.1">
            <text:p>70.1</text:p>
          </table:table-cell>
          <table:table-cell office:value-type="float" office:value="64.6">
            <text:p>64.6</text:p>
          </table:table-cell>
          <table:table-cell office:value-type="float" office:value="68.67326">
            <text:p>68.67326</text:p>
          </table:table-cell>
          <table:table-cell office:value-type="float" office:value="1.15222">
            <text:p>1.15222</text:p>
          </table:table-cell>
        </table:table-row>
        <table:table-row table:style-name="ro3">
          <table:table-cell office:value-type="string">
            <text:p>secondary school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81.99038">
            <text:p>81.99038</text:p>
          </table:table-cell>
          <table:table-cell office:value-type="float" office:value="65.78239">
            <text:p>65.78239</text:p>
          </table:table-cell>
          <table:table-cell office:value-type="float" office:value="73.65304">
            <text:p>73.65304</text:p>
          </table:table-cell>
          <table:table-cell office:value-type="float" office:value="5.07489">
            <text:p>5.07489</text:p>
          </table:table-cell>
        </table:table-row>
        <table:table-row table:style-name="ro3">
          <table:table-cell office:value-type="string">
            <text:p>un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9.7">
            <text:p>9.7</text:p>
          </table:table-cell>
          <table:table-cell office:value-type="float" office:value="3.7">
            <text:p>3.7</text:p>
          </table:table-cell>
          <table:table-cell office:value-type="float" office:value="7.82209">
            <text:p>7.82209</text:p>
          </table:table-cell>
          <table:table-cell office:value-type="float" office:value="1.30113">
            <text:p>1.30113</text:p>
          </table:table-cell>
        </table:table-row>
        <table:table-row table:style-name="ro3">
          <table:table-cell office:value-type="string">
            <text:p>vulnerable 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5.8">
            <text:p>35.8</text:p>
          </table:table-cell>
          <table:table-cell office:value-type="float" office:value="25.1">
            <text:p>25.1</text:p>
          </table:table-cell>
          <table:table-cell office:value-type="float" office:value="29.96628">
            <text:p>29.96628</text:p>
          </table:table-cell>
          <table:table-cell office:value-type="float" office:value="3.6764">
            <text:p>3.6764</text:p>
          </table:table-cell>
        </table:table-row>
        <table:table-row table:style-name="ro2">
          <table:table-cell office:value-type="string">
            <text:p>gdp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7.53362">
            <text:p>7.53362</text:p>
          </table:table-cell>
          <table:table-cell office:value-type="float" office:value="-4.3">
            <text:p>-4.3</text:p>
          </table:table-cell>
          <table:table-cell office:value-type="float" office:value="2.82889">
            <text:p>2.82889</text:p>
          </table:table-cell>
          <table:table-cell office:value-type="float" office:value="2.26924">
            <text:p>2.26924</text:p>
          </table:table-cell>
        </table:table-row>
      </table:table>
      <table:table table:name="Russia" table:style-name="ta1">
        <table:table-column table:style-name="co1" table:number-columns-repeated="5" table:default-cell-style-name="ce4"/>
        <table:table-column table:style-name="co1" table:default-cell-style-name="Default"/>
        <table:table-column table:style-name="co1" table:number-columns-repeated="4" table:default-cell-style-name="ce4"/>
        <table:table-row table:style-name="ro1">
          <table:table-cell table:style-name="ce1" office:value-type="string" table:number-columns-spanned="10" table:number-rows-spanned="1">
            <text:p>General Statistic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6">
          <table:table-cell table:style-name="ce2" office:value-type="string" table:number-columns-spanned="5" table:number-rows-spanned="1">
            <text:p>Total row count </text:p>
          </table:table-cell>
          <table:covered-table-cell table:number-columns-repeated="4" table:style-name="Default"/>
          <table:table-cell table:style-name="ce4" office:value-type="float" office:value="43" table:number-columns-spanned="5" table:number-rows-spanned="1">
            <text:p>43</text:p>
          </table:table-cell>
          <table:covered-table-cell table:number-columns-repeated="4" table:style-name="Default"/>
        </table:table-row>
        <table:table-row table:style-name="ro6">
          <table:table-cell table:style-name="ce2" office:value-type="string" table:number-columns-spanned="5" table:number-rows-spanned="1">
            <text:p>Missing row count </text:p>
          </table:table-cell>
          <table:covered-table-cell table:number-columns-repeated="4" table:style-name="Default"/>
          <table:table-cell table:style-name="ce4" office:value-type="float" office:value="0" table:number-columns-spanned="5" table:number-rows-spanned="1">
            <text:p>0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table:number-columns-spanned="10" table:number-rows-spanned="1">
            <text:p>Field Range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7">
          <table:table-cell table:style-name="ce3" office:value-type="string">
            <text:p>Name </text:p>
          </table:table-cell>
          <table:table-cell table:style-name="ce3" office:value-type="string">
            <text:p>Class? </text:p>
          </table:table-cell>
          <table:table-cell table:style-name="ce3" office:value-type="string">
            <text:p>Complete? </text:p>
          </table:table-cell>
          <table:table-cell table:style-name="ce3" office:value-type="string">
            <text:p>Int? </text:p>
          </table:table-cell>
          <table:table-cell table:style-name="ce3" office:value-type="string" table:number-columns-spanned="2" table:number-rows-spanned="1">
            <text:p>Real? </text:p>
          </table:table-cell>
          <table:covered-table-cell/>
          <table:table-cell table:style-name="ce3" office:value-type="string">
            <text:p>Max </text:p>
          </table:table-cell>
          <table:table-cell table:style-name="ce3" office:value-type="string">
            <text:p>Min </text:p>
          </table:table-cell>
          <table:table-cell table:style-name="ce3" office:value-type="string">
            <text:p>Mean </text:p>
          </table:table-cell>
          <table:table-cell table:style-name="ce3" office:value-type="string">
            <text:p>Standard Deviation </text:p>
          </table:table-cell>
        </table:table-row>
        <table:table-row table:style-name="ro6">
          <table:table-cell office:value-type="string">
            <text:p>cash surplu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9.88307">
            <text:p>9.88307</text:p>
          </table:table-cell>
          <table:table-cell office:value-type="float" office:value="-4.20927">
            <text:p>-4.20927</text:p>
          </table:table-cell>
          <table:table-cell office:value-type="float" office:value="4.23467">
            <text:p>4.23467</text:p>
          </table:table-cell>
          <table:table-cell office:value-type="float" office:value="2.62412">
            <text:p>2.62412</text:p>
          </table:table-cell>
        </table:table-row>
        <table:table-row table:style-name="ro7">
          <table:table-cell office:value-type="string">
            <text:p>consumer price infl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874.62185">
            <text:p>874.62185</text:p>
          </table:table-cell>
          <table:table-cell office:value-type="float" office:value="6.85802">
            <text:p>6.85802</text:p>
          </table:table-cell>
          <table:table-cell office:value-type="float" office:value="191.33698">
            <text:p>191.33698</text:p>
          </table:table-cell>
          <table:table-cell office:value-type="float" office:value="318.59747">
            <text:p>318.59747</text:p>
          </table:table-cell>
        </table:table-row>
        <table:table-row table:style-name="ro8">
          <table:table-cell office:value-type="string">
            <text:p>exports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62.32">
            <text:p>62.32</text:p>
          </table:table-cell>
          <table:table-cell office:value-type="float" office:value="13.27">
            <text:p>13.27</text:p>
          </table:table-cell>
          <table:table-cell office:value-type="float" office:value="33.3557">
            <text:p>33.3557</text:p>
          </table:table-cell>
          <table:table-cell office:value-type="float" office:value="8.26399">
            <text:p>8.26399</text:p>
          </table:table-cell>
        </table:table-row>
        <table:table-row table:style-name="ro8">
          <table:table-cell office:value-type="string">
            <text:p>import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2.4">
            <text:p>32.4</text:p>
          </table:table-cell>
          <table:table-cell office:value-type="float" office:value="-46.41735">
            <text:p>-46.41735</text:p>
          </table:table-cell>
          <table:table-cell office:value-type="float" office:value="2.97617">
            <text:p>2.97617</text:p>
          </table:table-cell>
          <table:table-cell office:value-type="float" office:value="22.17445">
            <text:p>22.17445</text:p>
          </table:table-cell>
        </table:table-row>
        <table:table-row table:style-name="ro8">
          <table:table-cell office:value-type="string">
            <text:p>foreign direct investment inflow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4.51592">
            <text:p>4.51592</text:p>
          </table:table-cell>
          <table:table-cell office:value-type="float" office:value="0.17465">
            <text:p>0.17465</text:p>
          </table:table-cell>
          <table:table-cell office:value-type="float" office:value="1.63322">
            <text:p>1.63322</text:p>
          </table:table-cell>
          <table:table-cell office:value-type="float" office:value="1.26904">
            <text:p>1.26904</text:p>
          </table:table-cell>
        </table:table-row>
        <table:table-row table:style-name="ro6">
          <table:table-cell office:value-type="string">
            <text:p>gross saving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7.11668">
            <text:p>37.11668</text:p>
          </table:table-cell>
          <table:table-cell office:value-type="float" office:value="17.93947">
            <text:p>17.93947</text:p>
          </table:table-cell>
          <table:table-cell office:value-type="float" office:value="29.33912">
            <text:p>29.33912</text:p>
          </table:table-cell>
          <table:table-cell office:value-type="float" office:value="3.63405">
            <text:p>3.63405</text:p>
          </table:table-cell>
        </table:table-row>
        <table:table-row table:style-name="ro7">
          <table:table-cell office:value-type="string">
            <text:p>labour particip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67.7">
            <text:p>67.7</text:p>
          </table:table-cell>
          <table:table-cell office:value-type="float" office:value="57.1">
            <text:p>57.1</text:p>
          </table:table-cell>
          <table:table-cell office:value-type="float" office:value="61.58256">
            <text:p>61.58256</text:p>
          </table:table-cell>
          <table:table-cell office:value-type="float" office:value="2.42129">
            <text:p>2.42129</text:p>
          </table:table-cell>
        </table:table-row>
        <table:table-row table:style-name="ro7">
          <table:table-cell office:value-type="string">
            <text:p>secondary school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96.3822">
            <text:p>96.3822</text:p>
          </table:table-cell>
          <table:table-cell office:value-type="float" office:value="83.13237">
            <text:p>83.13237</text:p>
          </table:table-cell>
          <table:table-cell office:value-type="float" office:value="89.80445">
            <text:p>89.80445</text:p>
          </table:table-cell>
          <table:table-cell office:value-type="float" office:value="3.37416">
            <text:p>3.37416</text:p>
          </table:table-cell>
        </table:table-row>
        <table:table-row table:style-name="ro7">
          <table:table-cell office:value-type="string">
            <text:p>un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3.3">
            <text:p>13.3</text:p>
          </table:table-cell>
          <table:table-cell office:value-type="float" office:value="5.2">
            <text:p>5.2</text:p>
          </table:table-cell>
          <table:table-cell office:value-type="float" office:value="8.21628">
            <text:p>8.21628</text:p>
          </table:table-cell>
          <table:table-cell office:value-type="float" office:value="2.27171">
            <text:p>2.27171</text:p>
          </table:table-cell>
        </table:table-row>
        <table:table-row table:style-name="ro7">
          <table:table-cell office:value-type="string">
            <text:p>vulnerable 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8.2">
            <text:p>8.2</text:p>
          </table:table-cell>
          <table:table-cell office:value-type="float" office:value="0.8">
            <text:p>0.8</text:p>
          </table:table-cell>
          <table:table-cell office:value-type="float" office:value="4.36628">
            <text:p>4.36628</text:p>
          </table:table-cell>
          <table:table-cell office:value-type="float" office:value="2.30411">
            <text:p>2.30411</text:p>
          </table:table-cell>
        </table:table-row>
        <table:table-row table:style-name="ro6">
          <table:table-cell office:value-type="string">
            <text:p>gdp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-14.53107">
            <text:p>-14.53107</text:p>
          </table:table-cell>
          <table:table-cell office:value-type="float" office:value="0.66099">
            <text:p>0.66099</text:p>
          </table:table-cell>
          <table:table-cell office:value-type="float" office:value="6.90071">
            <text:p>6.90071</text:p>
          </table:table-cell>
        </table:table-row>
      </table:table>
      <table:table table:name="India" table:style-name="ta1">
        <table:table-column table:style-name="co1" table:number-columns-repeated="5" table:default-cell-style-name="ce4"/>
        <table:table-column table:style-name="co1" table:default-cell-style-name="Default"/>
        <table:table-column table:style-name="co1" table:number-columns-repeated="4" table:default-cell-style-name="ce4"/>
        <table:table-row table:style-name="ro1">
          <table:table-cell table:style-name="ce1" office:value-type="string" table:number-columns-spanned="10" table:number-rows-spanned="1">
            <text:p>General Statistic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2">
          <table:table-cell table:style-name="ce2" office:value-type="string" table:number-columns-spanned="5" table:number-rows-spanned="1">
            <text:p>Total row count </text:p>
          </table:table-cell>
          <table:covered-table-cell table:number-columns-repeated="4" table:style-name="Default"/>
          <table:table-cell table:style-name="ce4" office:value-type="float" office:value="43" table:number-columns-spanned="5" table:number-rows-spanned="1">
            <text:p>43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table:number-columns-spanned="5" table:number-rows-spanned="1">
            <text:p>Missing row count </text:p>
          </table:table-cell>
          <table:covered-table-cell table:number-columns-repeated="4" table:style-name="Default"/>
          <table:table-cell table:style-name="ce4" office:value-type="float" office:value="0" table:number-columns-spanned="5" table:number-rows-spanned="1">
            <text:p>0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table:number-columns-spanned="10" table:number-rows-spanned="1">
            <text:p>Field Range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3">
          <table:table-cell table:style-name="ce3" office:value-type="string">
            <text:p>Name </text:p>
          </table:table-cell>
          <table:table-cell table:style-name="ce3" office:value-type="string">
            <text:p>Class? </text:p>
          </table:table-cell>
          <table:table-cell table:style-name="ce3" office:value-type="string">
            <text:p>Complete? </text:p>
          </table:table-cell>
          <table:table-cell table:style-name="ce3" office:value-type="string">
            <text:p>Int? </text:p>
          </table:table-cell>
          <table:table-cell table:style-name="ce3" office:value-type="string" table:number-columns-spanned="2" table:number-rows-spanned="1">
            <text:p>Real? </text:p>
          </table:table-cell>
          <table:covered-table-cell/>
          <table:table-cell table:style-name="ce3" office:value-type="string">
            <text:p>Max </text:p>
          </table:table-cell>
          <table:table-cell table:style-name="ce3" office:value-type="string">
            <text:p>Min </text:p>
          </table:table-cell>
          <table:table-cell table:style-name="ce3" office:value-type="string">
            <text:p>Mean </text:p>
          </table:table-cell>
          <table:table-cell table:style-name="ce3" office:value-type="string">
            <text:p>Standard Deviation </text:p>
          </table:table-cell>
        </table:table-row>
        <table:table-row table:style-name="ro2">
          <table:table-cell office:value-type="string">
            <text:p>cash surplu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0">
            <text:p>0</text:p>
          </table:table-cell>
          <table:table-cell office:value-type="float" office:value="-5.4187">
            <text:p>-5.4187</text:p>
          </table:table-cell>
          <table:table-cell office:value-type="float" office:value="-3.17808">
            <text:p>-3.17808</text:p>
          </table:table-cell>
          <table:table-cell office:value-type="float" office:value="0.99318">
            <text:p>0.99318</text:p>
          </table:table-cell>
        </table:table-row>
        <table:table-row table:style-name="ro3">
          <table:table-cell office:value-type="string">
            <text:p>consumer price infl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3.87025">
            <text:p>13.87025</text:p>
          </table:table-cell>
          <table:table-cell office:value-type="float" office:value="3.68481">
            <text:p>3.68481</text:p>
          </table:table-cell>
          <table:table-cell office:value-type="float" office:value="7.79132">
            <text:p>7.79132</text:p>
          </table:table-cell>
          <table:table-cell office:value-type="float" office:value="3.0696">
            <text:p>3.0696</text:p>
          </table:table-cell>
        </table:table-row>
        <table:table-row table:style-name="ro4">
          <table:table-cell office:value-type="string">
            <text:p>exports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1.39607">
            <text:p>31.39607</text:p>
          </table:table-cell>
          <table:table-cell office:value-type="float" office:value="-4.68544">
            <text:p>-4.68544</text:p>
          </table:table-cell>
          <table:table-cell office:value-type="float" office:value="13.52195">
            <text:p>13.52195</text:p>
          </table:table-cell>
          <table:table-cell office:value-type="float" office:value="7.7235">
            <text:p>7.7235</text:p>
          </table:table-cell>
        </table:table-row>
        <table:table-row table:style-name="ro4">
          <table:table-cell office:value-type="string">
            <text:p>import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2.58765">
            <text:p>32.58765</text:p>
          </table:table-cell>
          <table:table-cell office:value-type="float" office:value="-2.43999">
            <text:p>-2.43999</text:p>
          </table:table-cell>
          <table:table-cell office:value-type="float" office:value="14.16929">
            <text:p>14.16929</text:p>
          </table:table-cell>
          <table:table-cell office:value-type="float" office:value="8.70866">
            <text:p>8.70866</text:p>
          </table:table-cell>
        </table:table-row>
        <table:table-row table:style-name="ro4">
          <table:table-cell office:value-type="string">
            <text:p>foreign direct investment inflow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.54598">
            <text:p>3.54598</text:p>
          </table:table-cell>
          <table:table-cell office:value-type="float" office:value="0.02676">
            <text:p>0.02676</text:p>
          </table:table-cell>
          <table:table-cell office:value-type="float" office:value="1.03398">
            <text:p>1.03398</text:p>
          </table:table-cell>
          <table:table-cell office:value-type="float" office:value="0.85718">
            <text:p>0.85718</text:p>
          </table:table-cell>
        </table:table-row>
        <table:table-row table:style-name="ro2">
          <table:table-cell office:value-type="string">
            <text:p>gross saving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6.75828">
            <text:p>36.75828</text:p>
          </table:table-cell>
          <table:table-cell office:value-type="float" office:value="22.13093">
            <text:p>22.13093</text:p>
          </table:table-cell>
          <table:table-cell office:value-type="float" office:value="28.37891">
            <text:p>28.37891</text:p>
          </table:table-cell>
          <table:table-cell office:value-type="float" office:value="4.70316">
            <text:p>4.70316</text:p>
          </table:table-cell>
        </table:table-row>
        <table:table-row table:style-name="ro3">
          <table:table-cell office:value-type="string">
            <text:p>labour particip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61">
            <text:p>61</text:p>
          </table:table-cell>
          <table:table-cell office:value-type="float" office:value="55.6">
            <text:p>55.6</text:p>
          </table:table-cell>
          <table:table-cell office:value-type="float" office:value="59.57907">
            <text:p>59.57907</text:p>
          </table:table-cell>
          <table:table-cell office:value-type="float" office:value="1.59192">
            <text:p>1.59192</text:p>
          </table:table-cell>
        </table:table-row>
        <table:table-row table:style-name="ro3">
          <table:table-cell office:value-type="string">
            <text:p>secondary school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63.2145">
            <text:p>63.2145</text:p>
          </table:table-cell>
          <table:table-cell office:value-type="float" office:value="43.44509">
            <text:p>43.44509</text:p>
          </table:table-cell>
          <table:table-cell office:value-type="float" office:value="49.91055">
            <text:p>49.91055</text:p>
          </table:table-cell>
          <table:table-cell office:value-type="float" office:value="6.42157">
            <text:p>6.42157</text:p>
          </table:table-cell>
        </table:table-row>
        <table:table-row table:style-name="ro3">
          <table:table-cell office:value-type="string">
            <text:p>un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4.4">
            <text:p>4.4</text:p>
          </table:table-cell>
          <table:table-cell office:value-type="float" office:value="2.1">
            <text:p>2.1</text:p>
          </table:table-cell>
          <table:table-cell office:value-type="float" office:value="3.70233">
            <text:p>3.70233</text:p>
          </table:table-cell>
          <table:table-cell office:value-type="float" office:value="0.64654">
            <text:p>0.64654</text:p>
          </table:table-cell>
        </table:table-row>
        <table:table-row table:style-name="ro3">
          <table:table-cell office:value-type="string">
            <text:p>vulnerable 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83.4">
            <text:p>83.4</text:p>
          </table:table-cell>
          <table:table-cell office:value-type="float" office:value="80.8">
            <text:p>80.8</text:p>
          </table:table-cell>
          <table:table-cell office:value-type="float" office:value="82.7686">
            <text:p>82.7686</text:p>
          </table:table-cell>
          <table:table-cell office:value-type="float" office:value="0.89553">
            <text:p>0.89553</text:p>
          </table:table-cell>
        </table:table-row>
        <table:table-row table:style-name="ro2">
          <table:table-cell office:value-type="string">
            <text:p>gdp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0.54638">
            <text:p>10.54638</text:p>
          </table:table-cell>
          <table:table-cell office:value-type="float" office:value="1.05683">
            <text:p>1.05683</text:p>
          </table:table-cell>
          <table:table-cell office:value-type="float" office:value="6.53745">
            <text:p>6.53745</text:p>
          </table:table-cell>
          <table:table-cell office:value-type="float" office:value="2.11619">
            <text:p>2.11619</text:p>
          </table:table-cell>
        </table:table-row>
      </table:table>
      <table:table table:name="China" table:style-name="ta1">
        <table:table-column table:style-name="co1" table:number-columns-repeated="5" table:default-cell-style-name="ce4"/>
        <table:table-column table:style-name="co1" table:default-cell-style-name="Default"/>
        <table:table-column table:style-name="co1" table:number-columns-repeated="4" table:default-cell-style-name="ce4"/>
        <table:table-row table:style-name="ro1">
          <table:table-cell table:style-name="ce1" office:value-type="string" table:number-columns-spanned="10" table:number-rows-spanned="1">
            <text:p>General Statistic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6">
          <table:table-cell table:style-name="ce2" office:value-type="string" table:number-columns-spanned="5" table:number-rows-spanned="1">
            <text:p>Total row count </text:p>
          </table:table-cell>
          <table:covered-table-cell table:number-columns-repeated="4" table:style-name="Default"/>
          <table:table-cell table:style-name="ce4" office:value-type="float" office:value="43" table:number-columns-spanned="5" table:number-rows-spanned="1">
            <text:p>43</text:p>
          </table:table-cell>
          <table:covered-table-cell table:number-columns-repeated="4" table:style-name="Default"/>
        </table:table-row>
        <table:table-row table:style-name="ro6">
          <table:table-cell table:style-name="ce2" office:value-type="string" table:number-columns-spanned="5" table:number-rows-spanned="1">
            <text:p>Missing row count </text:p>
          </table:table-cell>
          <table:covered-table-cell table:number-columns-repeated="4" table:style-name="Default"/>
          <table:table-cell table:style-name="ce4" office:value-type="float" office:value="0" table:number-columns-spanned="5" table:number-rows-spanned="1">
            <text:p>0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table:number-columns-spanned="10" table:number-rows-spanned="1">
            <text:p>Field Range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7">
          <table:table-cell table:style-name="ce3" office:value-type="string">
            <text:p>Name </text:p>
          </table:table-cell>
          <table:table-cell table:style-name="ce3" office:value-type="string">
            <text:p>Class? </text:p>
          </table:table-cell>
          <table:table-cell table:style-name="ce3" office:value-type="string">
            <text:p>Complete? </text:p>
          </table:table-cell>
          <table:table-cell table:style-name="ce3" office:value-type="string">
            <text:p>Int? </text:p>
          </table:table-cell>
          <table:table-cell table:style-name="ce3" office:value-type="string" table:number-columns-spanned="2" table:number-rows-spanned="1">
            <text:p>Real? </text:p>
          </table:table-cell>
          <table:covered-table-cell/>
          <table:table-cell table:style-name="ce3" office:value-type="string">
            <text:p>Max </text:p>
          </table:table-cell>
          <table:table-cell table:style-name="ce3" office:value-type="string">
            <text:p>Min </text:p>
          </table:table-cell>
          <table:table-cell table:style-name="ce3" office:value-type="string">
            <text:p>Mean </text:p>
          </table:table-cell>
          <table:table-cell table:style-name="ce3" office:value-type="string">
            <text:p>Standard Deviation </text:p>
          </table:table-cell>
        </table:table-row>
        <table:table-row table:style-name="ro6">
          <table:table-cell office:value-type="string">
            <text:p>cash surplu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24.70353">
            <text:p>24.70353</text:p>
          </table:table-cell>
          <table:table-cell office:value-type="float" office:value="-0.60113">
            <text:p>-0.60113</text:p>
          </table:table-cell>
          <table:table-cell office:value-type="float" office:value="6.35779">
            <text:p>6.35779</text:p>
          </table:table-cell>
          <table:table-cell office:value-type="float" office:value="6.90451">
            <text:p>6.90451</text:p>
          </table:table-cell>
        </table:table-row>
        <table:table-row table:style-name="ro7">
          <table:table-cell office:value-type="string">
            <text:p>consumer price infl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24.23709">
            <text:p>24.23709</text:p>
          </table:table-cell>
          <table:table-cell office:value-type="float" office:value="-1.40789">
            <text:p>-1.40789</text:p>
          </table:table-cell>
          <table:table-cell office:value-type="float" office:value="4.77186">
            <text:p>4.77186</text:p>
          </table:table-cell>
          <table:table-cell office:value-type="float" office:value="6.07894">
            <text:p>6.07894</text:p>
          </table:table-cell>
        </table:table-row>
        <table:table-row table:style-name="ro8">
          <table:table-cell office:value-type="string">
            <text:p>exports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2.04121">
            <text:p>32.04121</text:p>
          </table:table-cell>
          <table:table-cell office:value-type="float" office:value="-10.3248">
            <text:p>-10.3248</text:p>
          </table:table-cell>
          <table:table-cell office:value-type="float" office:value="16.68825">
            <text:p>16.68825</text:p>
          </table:table-cell>
          <table:table-cell office:value-type="float" office:value="8.84712">
            <text:p>8.84712</text:p>
          </table:table-cell>
        </table:table-row>
        <table:table-row table:style-name="ro8">
          <table:table-cell office:value-type="string">
            <text:p>import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3.5502">
            <text:p>33.5502</text:p>
          </table:table-cell>
          <table:table-cell office:value-type="float" office:value="-20.31167">
            <text:p>-20.31167</text:p>
          </table:table-cell>
          <table:table-cell office:value-type="float" office:value="15.35237">
            <text:p>15.35237</text:p>
          </table:table-cell>
          <table:table-cell office:value-type="float" office:value="10.0935">
            <text:p>10.0935</text:p>
          </table:table-cell>
        </table:table-row>
        <table:table-row table:style-name="ro8">
          <table:table-cell office:value-type="string">
            <text:p>foreign direct investment inflow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6.2463">
            <text:p>6.2463</text:p>
          </table:table-cell>
          <table:table-cell office:value-type="float" office:value="0.97692">
            <text:p>0.97692</text:p>
          </table:table-cell>
          <table:table-cell office:value-type="float" office:value="3.82145">
            <text:p>3.82145</text:p>
          </table:table-cell>
          <table:table-cell office:value-type="float" office:value="1.18777">
            <text:p>1.18777</text:p>
          </table:table-cell>
        </table:table-row>
        <table:table-row table:style-name="ro6">
          <table:table-cell office:value-type="string">
            <text:p>gross saving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53.35564">
            <text:p>53.35564</text:p>
          </table:table-cell>
          <table:table-cell office:value-type="float" office:value="37.28703">
            <text:p>37.28703</text:p>
          </table:table-cell>
          <table:table-cell office:value-type="float" office:value="44.53157">
            <text:p>44.53157</text:p>
          </table:table-cell>
          <table:table-cell office:value-type="float" office:value="5.41455">
            <text:p>5.41455</text:p>
          </table:table-cell>
        </table:table-row>
        <table:table-row table:style-name="ro7">
          <table:table-cell office:value-type="string">
            <text:p>labour particip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79.1">
            <text:p>79.1</text:p>
          </table:table-cell>
          <table:table-cell office:value-type="float" office:value="74.1">
            <text:p>74.1</text:p>
          </table:table-cell>
          <table:table-cell office:value-type="float" office:value="76.73954">
            <text:p>76.73954</text:p>
          </table:table-cell>
          <table:table-cell office:value-type="float" office:value="1.71242">
            <text:p>1.71242</text:p>
          </table:table-cell>
        </table:table-row>
        <table:table-row table:style-name="ro7">
          <table:table-cell office:value-type="string">
            <text:p>secondary school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81.36417">
            <text:p>81.36417</text:p>
          </table:table-cell>
          <table:table-cell office:value-type="float" office:value="37.65097">
            <text:p>37.65097</text:p>
          </table:table-cell>
          <table:table-cell office:value-type="float" office:value="62.07524">
            <text:p>62.07524</text:p>
          </table:table-cell>
          <table:table-cell office:value-type="float" office:value="12.63132">
            <text:p>12.63132</text:p>
          </table:table-cell>
        </table:table-row>
        <table:table-row table:style-name="ro7">
          <table:table-cell office:value-type="string">
            <text:p>un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4.3">
            <text:p>4.3</text:p>
          </table:table-cell>
          <table:table-cell office:value-type="float" office:value="2.3">
            <text:p>2.3</text:p>
          </table:table-cell>
          <table:table-cell office:value-type="float" office:value="3.43023">
            <text:p>3.43023</text:p>
          </table:table-cell>
          <table:table-cell office:value-type="float" office:value="0.66831">
            <text:p>0.66831</text:p>
          </table:table-cell>
        </table:table-row>
        <table:table-row table:style-name="ro7">
          <table:table-cell office:value-type="string">
            <text:p>vulnerable 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7.8">
            <text:p>7.8</text:p>
          </table:table-cell>
          <table:table-cell office:value-type="float" office:value="5">
            <text:p>5</text:p>
          </table:table-cell>
          <table:table-cell office:value-type="float" office:value="6.36744">
            <text:p>6.36744</text:p>
          </table:table-cell>
          <table:table-cell office:value-type="float" office:value="1.01345">
            <text:p>1.01345</text:p>
          </table:table-cell>
        </table:table-row>
        <table:table-row table:style-name="ro6">
          <table:table-cell office:value-type="string">
            <text:p>gdp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4.2">
            <text:p>14.2</text:p>
          </table:table-cell>
          <table:table-cell office:value-type="float" office:value="3.8">
            <text:p>3.8</text:p>
          </table:table-cell>
          <table:table-cell office:value-type="float" office:value="10.19651">
            <text:p>10.19651</text:p>
          </table:table-cell>
          <table:table-cell office:value-type="float" office:value="2.22157">
            <text:p>2.22157</text:p>
          </table:table-cell>
        </table:table-row>
      </table:table>
      <table:table table:name="SA" table:style-name="ta1">
        <table:table-column table:style-name="co1" table:number-columns-repeated="5" table:default-cell-style-name="ce4"/>
        <table:table-column table:style-name="co1" table:default-cell-style-name="Default"/>
        <table:table-column table:style-name="co1" table:number-columns-repeated="4" table:default-cell-style-name="ce4"/>
        <table:table-row table:style-name="ro1">
          <table:table-cell table:style-name="ce1" office:value-type="string" table:number-columns-spanned="10" table:number-rows-spanned="1">
            <text:p>General Statistic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2">
          <table:table-cell table:style-name="ce2" office:value-type="string" table:number-columns-spanned="5" table:number-rows-spanned="1">
            <text:p>Total row count </text:p>
          </table:table-cell>
          <table:covered-table-cell table:number-columns-repeated="4" table:style-name="Default"/>
          <table:table-cell table:style-name="ce4" office:value-type="float" office:value="43" table:number-columns-spanned="5" table:number-rows-spanned="1">
            <text:p>43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table:number-columns-spanned="5" table:number-rows-spanned="1">
            <text:p>Missing row count </text:p>
          </table:table-cell>
          <table:covered-table-cell table:number-columns-repeated="4" table:style-name="Default"/>
          <table:table-cell table:style-name="ce4" office:value-type="float" office:value="0" table:number-columns-spanned="5" table:number-rows-spanned="1">
            <text:p>0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table:number-columns-spanned="10" table:number-rows-spanned="1">
            <text:p>Field Range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3">
          <table:table-cell table:style-name="ce3" office:value-type="string">
            <text:p>Name </text:p>
          </table:table-cell>
          <table:table-cell table:style-name="ce3" office:value-type="string">
            <text:p>Class? </text:p>
          </table:table-cell>
          <table:table-cell table:style-name="ce3" office:value-type="string">
            <text:p>Complete? </text:p>
          </table:table-cell>
          <table:table-cell table:style-name="ce3" office:value-type="string">
            <text:p>Int? </text:p>
          </table:table-cell>
          <table:table-cell table:style-name="ce3" office:value-type="string" table:number-columns-spanned="2" table:number-rows-spanned="1">
            <text:p>Real? </text:p>
          </table:table-cell>
          <table:covered-table-cell/>
          <table:table-cell table:style-name="ce3" office:value-type="string">
            <text:p>Max </text:p>
          </table:table-cell>
          <table:table-cell table:style-name="ce3" office:value-type="string">
            <text:p>Min </text:p>
          </table:table-cell>
          <table:table-cell table:style-name="ce3" office:value-type="string">
            <text:p>Mean </text:p>
          </table:table-cell>
          <table:table-cell table:style-name="ce3" office:value-type="string">
            <text:p>Standard Deviation </text:p>
          </table:table-cell>
        </table:table-row>
        <table:table-row table:style-name="ro2">
          <table:table-cell office:value-type="string">
            <text:p>cash surplu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.07624">
            <text:p>1.07624</text:p>
          </table:table-cell>
          <table:table-cell office:value-type="float" office:value="-5.12346">
            <text:p>-5.12346</text:p>
          </table:table-cell>
          <table:table-cell office:value-type="float" office:value="-1.76851">
            <text:p>-1.76851</text:p>
          </table:table-cell>
          <table:table-cell office:value-type="float" office:value="1.33513">
            <text:p>1.33513</text:p>
          </table:table-cell>
        </table:table-row>
        <table:table-row table:style-name="ro3">
          <table:table-cell office:value-type="string">
            <text:p>consumer price infl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5.33477">
            <text:p>15.33477</text:p>
          </table:table-cell>
          <table:table-cell office:value-type="float" office:value="1.38538">
            <text:p>1.38538</text:p>
          </table:table-cell>
          <table:table-cell office:value-type="float" office:value="7.66409">
            <text:p>7.66409</text:p>
          </table:table-cell>
          <table:table-cell office:value-type="float" office:value="3.3518">
            <text:p>3.3518</text:p>
          </table:table-cell>
        </table:table-row>
        <table:table-row table:style-name="ro4">
          <table:table-cell office:value-type="string">
            <text:p>exports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0.93789">
            <text:p>10.93789</text:p>
          </table:table-cell>
          <table:table-cell office:value-type="float" office:value="-19.53168">
            <text:p>-19.53168</text:p>
          </table:table-cell>
          <table:table-cell office:value-type="float" office:value="3.38872">
            <text:p>3.38872</text:p>
          </table:table-cell>
          <table:table-cell office:value-type="float" office:value="5.37507">
            <text:p>5.37507</text:p>
          </table:table-cell>
        </table:table-row>
        <table:table-row table:style-name="ro4">
          <table:table-cell office:value-type="string">
            <text:p>import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8.26108">
            <text:p>18.26108</text:p>
          </table:table-cell>
          <table:table-cell office:value-type="float" office:value="-17.39122">
            <text:p>-17.39122</text:p>
          </table:table-cell>
          <table:table-cell office:value-type="float" office:value="5.78491">
            <text:p>5.78491</text:p>
          </table:table-cell>
          <table:table-cell office:value-type="float" office:value="7.55094">
            <text:p>7.55094</text:p>
          </table:table-cell>
        </table:table-row>
        <table:table-row table:style-name="ro4">
          <table:table-cell office:value-type="string">
            <text:p>foreign direct investment inflow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6.1364">
            <text:p>6.1364</text:p>
          </table:table-cell>
          <table:table-cell office:value-type="float" office:value="-0.07035">
            <text:p>-0.07035</text:p>
          </table:table-cell>
          <table:table-cell office:value-type="float" office:value="1.22563">
            <text:p>1.22563</text:p>
          </table:table-cell>
          <table:table-cell office:value-type="float" office:value="1.27167">
            <text:p>1.27167</text:p>
          </table:table-cell>
        </table:table-row>
        <table:table-row table:style-name="ro2">
          <table:table-cell office:value-type="string">
            <text:p>gross saving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9.86849">
            <text:p>19.86849</text:p>
          </table:table-cell>
          <table:table-cell office:value-type="float" office:value="14.65776">
            <text:p>14.65776</text:p>
          </table:table-cell>
          <table:table-cell office:value-type="float" office:value="16.33933">
            <text:p>16.33933</text:p>
          </table:table-cell>
          <table:table-cell office:value-type="float" office:value="1.13365">
            <text:p>1.13365</text:p>
          </table:table-cell>
        </table:table-row>
        <table:table-row table:style-name="ro3">
          <table:table-cell office:value-type="string">
            <text:p>labour particip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55.3">
            <text:p>55.3</text:p>
          </table:table-cell>
          <table:table-cell office:value-type="float" office:value="48.4">
            <text:p>48.4</text:p>
          </table:table-cell>
          <table:table-cell office:value-type="float" office:value="51.85698">
            <text:p>51.85698</text:p>
          </table:table-cell>
          <table:table-cell office:value-type="float" office:value="1.74964">
            <text:p>1.74964</text:p>
          </table:table-cell>
        </table:table-row>
        <table:table-row table:style-name="ro3">
          <table:table-cell office:value-type="string">
            <text:p>secondary school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95.69964">
            <text:p>95.69964</text:p>
          </table:table-cell>
          <table:table-cell office:value-type="float" office:value="66.07226">
            <text:p>66.07226</text:p>
          </table:table-cell>
          <table:table-cell office:value-type="float" office:value="86.21275">
            <text:p>86.21275</text:p>
          </table:table-cell>
          <table:table-cell office:value-type="float" office:value="8.02938">
            <text:p>8.02938</text:p>
          </table:table-cell>
        </table:table-row>
        <table:table-row table:style-name="ro3">
          <table:table-cell office:value-type="string">
            <text:p>un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27.2">
            <text:p>27.2</text:p>
          </table:table-cell>
          <table:table-cell office:value-type="float" office:value="16.9">
            <text:p>16.9</text:p>
          </table:table-cell>
          <table:table-cell office:value-type="float" office:value="23.05233">
            <text:p>23.05233</text:p>
          </table:table-cell>
          <table:table-cell office:value-type="float" office:value="2.64972">
            <text:p>2.64972</text:p>
          </table:table-cell>
        </table:table-row>
        <table:table-row table:style-name="ro3">
          <table:table-cell office:value-type="string">
            <text:p>vulnerable 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5.8">
            <text:p>15.8</text:p>
          </table:table-cell>
          <table:table-cell office:value-type="float" office:value="10">
            <text:p>10</text:p>
          </table:table-cell>
          <table:table-cell office:value-type="float" office:value="14.67674">
            <text:p>14.67674</text:p>
          </table:table-cell>
          <table:table-cell office:value-type="float" office:value="2.08216">
            <text:p>2.08216</text:p>
          </table:table-cell>
        </table:table-row>
        <table:table-row table:style-name="ro2">
          <table:table-cell office:value-type="string">
            <text:p>gdp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5.60372">
            <text:p>5.60372</text:p>
          </table:table-cell>
          <table:table-cell office:value-type="float" office:value="-2.13704">
            <text:p>-2.13704</text:p>
          </table:table-cell>
          <table:table-cell office:value-type="float" office:value="2.61786">
            <text:p>2.61786</text:p>
          </table:table-cell>
          <table:table-cell office:value-type="float" office:value="2.06494">
            <text:p>2.064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</meta:initial-creator>
    <meta:creation-date>2013-09-08T17:37:27</meta:creation-date>
    <dc:date>2013-09-08T17:52:24</dc:date>
    <dc:creator>Stuart </dc:creator>
    <meta:editing-duration>PT9M30S</meta:editing-duration>
    <meta:editing-cycles>4</meta:editing-cycles>
    <meta:generator>LibreOffice/3.5$Linux_X86_64 LibreOffice_project/350m1$Build-2</meta:generator>
    <meta:document-statistic meta:table-count="5" meta:cell-count="570" meta:object-count="0"/>
  </office:meta>
</office:document-meta>
</file>